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1" style:family="table-row">
      <style:table-row-properties fo:background-color="#b3b3b3">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8" style:family="table-row">
      <style:table-row-properties fo:background-color="#cccccc">
        <style:background-image/>
      </style:table-row-properties>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paragraph-properties fo:text-align="end" style:justify-single-word="false"/>
      <style:text-properties fo:language="en" fo:country="US" fo:font-weight="normal" style:font-weight-asian="normal" style:font-weight-complex="normal"/>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paragraph-properties fo:text-align="justify" style:justify-single-word="false"/>
      <style:text-properties fo:language="en" fo:country="US" fo:font-weight="normal" style:font-weight-asian="normal" style:font-weight-complex="normal"/>
    </style:style>
    <style:style style:name="P7"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8" style:family="paragraph" style:parent-style-name="Table_20_Contents">
      <style:paragraph-properties fo:text-align="start" style:justify-single-word="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style:text-underline-style="solid" style:text-underline-width="auto" style:text-underline-color="font-color"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language="zxx" fo:country="none" style:language-asian="zxx" style:country-asian="none" style:language-complex="zxx" style:country-complex="none"/>
    </style:style>
    <style:style style:name="T5" style:family="text">
      <style:text-properties fo:font-variant="normal" fo:text-transform="none" fo:color="#191919" style:font-name="Liberation Serif"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hernyshev</text:span> Alexey</text:p>
      <text:p text:style-name="P2"/>
      <text:p text:style-name="P4">Moscow, Russia</text:p>
      <text:p text:style-name="P1"><text:span text:style-name="T2">E-mail: </text:span><text:a xlink:type="simple" xlink:href="mailto:alexey.chernushev@gmail.com"><text:span text:style-name="T2">alexey.chernushev@gmail.com</text:span></text:a></text:p>
      <text:p text:style-name="P4">Tel: +7 926 879 30 56</text:p>
      <text:p text:style-name="P4">Date of birth: 23.10.1988</text:p>
      <text:p text:style-name="P4"/>
      <text:p text:style-name="P3"/>
      <text:p text:style-name="P3">Education</text:p>
      <text:p text:style-name="P3"/>
      <text:p text:style-name="P6">2005 - 2011, studied in Bauman Moscow State Technichal University; graduated with a diploma equivalent to M.S., majoring in Automated Control System.</text:p>
      <text:p text:style-name="P5"/>
      <text:p text:style-name="P6">2013 - present time, studying for a Ph.D. in Bauman Moscow State Technichal University in the field of neural networks and time series classification. Writing a lot of low level of С++/C research related code (multithreaded liquid state machine simulator).</text:p>
      <text:p text:style-name="P5"/>
      <text:p text:style-name="P5"/>
      <text:p text:style-name="P3">Job Experience</text:p>
      <text:p text:style-name="P3"/>
      <text:p text:style-name="P6">2009 - 2012, worked in Scientific Research Institute of Precision Instrumentation Technology as an Engineer. Worked in group of cataloging of satellites. Was engaged in developing of automated control system of telescope with wide field of view. </text:p>
      <text:p text:style-name="P6"/>
      <text:p text:style-name="P6">2012 - present time, working in search engine company “Yandex” Ltd as QA engineer in robot department. Working on quality of content system. Making Continious Integration System for content processing part of robot. Quality assurance of main distributed key value storage</text:p>
      <text:p text:style-name="P5"/>
      <text:p text:style-name="P3">Technical Skills</text:p>
      <text:p text:style-name="P3"/>
      <table:table table:name="Table1" table:style-name="Table1">
        <table:table-column table:style-name="Table1.A" table:number-columns-repeated="3"/>
        <table:table-row table:style-name="Table1.1">
          <table:table-cell table:style-name="Table1.A1" office:value-type="string">
            <text:p text:style-name="P8">Technology</text:p>
          </table:table-cell>
          <table:table-cell table:style-name="Table1.A1" office:value-type="string">
            <text:p text:style-name="P8">Level</text:p>
          </table:table-cell>
          <table:table-cell table:style-name="Table1.C1" office:value-type="string">
            <text:p text:style-name="P8">Memo</text:p>
          </table:table-cell>
        </table:table-row>
        <table:table-row>
          <table:table-cell table:style-name="Table1.A2" table:number-columns-spanned="3" office:value-type="string">
            <text:p text:style-name="P9">Programming:</text:p>
          </table:table-cell>
          <table:covered-table-cell/>
          <table:covered-table-cell/>
        </table:table-row>
        <table:table-row>
          <table:table-cell table:style-name="Table1.A10" office:value-type="string">
            <text:p text:style-name="P10">C++, C</text:p>
          </table:table-cell>
          <table:table-cell table:style-name="Table1.B10" office:value-type="string">
            <text:p text:style-name="P11">advanced</text:p>
          </table:table-cell>
          <table:table-cell table:style-name="Table1.C10" office:value-type="string">
            <text:p text:style-name="P10">3 years experience, test related tools, PhD research</text:p>
          </table:table-cell>
        </table:table-row>
        <table:table-row>
          <table:table-cell table:style-name="Table1.A10" office:value-type="string">
            <text:p text:style-name="P10">Python</text:p>
          </table:table-cell>
          <table:table-cell table:style-name="Table1.B10" office:value-type="string">
            <text:p text:style-name="P11">professional</text:p>
          </table:table-cell>
          <table:table-cell table:style-name="Table1.C10" office:value-type="string">
            <text:p text:style-name="P10">CI development</text:p>
          </table:table-cell>
        </table:table-row>
        <table:table-row>
          <table:table-cell table:style-name="Table1.A10" office:value-type="string">
            <text:p text:style-name="P10">R</text:p>
          </table:table-cell>
          <table:table-cell table:style-name="Table1.B10" office:value-type="string">
            <text:p text:style-name="P11">advanced</text:p>
          </table:table-cell>
          <table:table-cell table:style-name="Table1.C10" office:value-type="string">
            <text:p text:style-name="P10">Statistics analysis for CI and as PhD research tool</text:p>
          </table:table-cell>
        </table:table-row>
        <table:table-row>
          <table:table-cell table:style-name="Table1.A10" office:value-type="string">
            <text:p text:style-name="P10">Bash</text:p>
          </table:table-cell>
          <table:table-cell table:style-name="Table1.B10" office:value-type="string">
            <text:p text:style-name="P11">advanced</text:p>
          </table:table-cell>
          <table:table-cell table:style-name="Table1.C10" office:value-type="string">
            <text:p text:style-name="P10"/>
          </table:table-cell>
        </table:table-row>
        <table:table-row>
          <table:table-cell table:style-name="Table1.A10" office:value-type="string">
            <text:p text:style-name="P10">Perl</text:p>
          </table:table-cell>
          <table:table-cell table:style-name="Table1.B10" office:value-type="string">
            <text:p text:style-name="P11">advanced</text:p>
          </table:table-cell>
          <table:table-cell table:style-name="Table1.C10" office:value-type="string">
            <text:p text:style-name="P10"/>
          </table:table-cell>
        </table:table-row>
        <table:table-row table:style-name="Table1.8">
          <table:table-cell table:style-name="Table1.A8" table:number-columns-spanned="3" office:value-type="string">
            <text:p text:style-name="P9">Operating Systems:</text:p>
          </table:table-cell>
          <table:covered-table-cell/>
          <table:covered-table-cell/>
        </table:table-row>
        <table:table-row>
          <table:table-cell table:style-name="Table1.A10" office:value-type="string">
            <text:p text:style-name="P10">Unix-like</text:p>
          </table:table-cell>
          <table:table-cell table:style-name="Table1.B10" office:value-type="string">
            <text:p text:style-name="P11">advanced</text:p>
          </table:table-cell>
          <table:table-cell table:style-name="Table1.C10" office:value-type="string">
            <text:p text:style-name="P10"/>
          </table:table-cell>
        </table:table-row>
        <table:table-row>
          <table:table-cell table:style-name="Table1.A10" office:value-type="string">
            <text:p text:style-name="P10">Windows </text:p>
          </table:table-cell>
          <table:table-cell table:style-name="Table1.B10" office:value-type="string">
            <text:p text:style-name="P11">average</text:p>
          </table:table-cell>
          <table:table-cell table:style-name="Table1.C10" office:value-type="string">
            <text:p text:style-name="P10"/>
          </table:table-cell>
        </table:table-row>
        <table:table-row table:style-name="Table1.8">
          <table:table-cell table:style-name="Table1.A11" table:number-columns-spanned="3" office:value-type="string">
            <text:p text:style-name="P9">Databases:</text:p>
          </table:table-cell>
          <table:covered-table-cell/>
          <table:covered-table-cell/>
        </table:table-row>
        <table:table-row>
          <table:table-cell table:style-name="Table1.A12" office:value-type="string">
            <text:p text:style-name="P11">PostgreSQL</text:p>
          </table:table-cell>
          <table:table-cell table:style-name="Table1.B12" office:value-type="string">
            <text:p text:style-name="P10">advanced</text:p>
          </table:table-cell>
          <table:table-cell table:style-name="Table1.C12" office:value-type="string">
            <text:p text:style-name="P10"/>
          </table:table-cell>
        </table:table-row>
      </table:table>
      <text:p text:style-name="P3"/>
      <text:p text:style-name="P3">Personal Skills: <text:span text:style-name="T5">Imaginative, Problem solver, Hardworking</text:span></text:p>
      <text:p text:style-name="P3"/>
      <text:p text:style-name="P3"><text:soft-page-break/>List of publications</text:p>
      <text:p text:style-name="P3"/>
      <text:p text:style-name="P5">1. “Spiking Neural Networks for time series classification task” BMSTU Science Technology and Intellectual Systems Conference, 2014, 32-35</text:p>
      <text:p text:style-name="P5">2. <text:span text:style-name="T1">“Review of Spiking Neural Networks”, 2014, </text:span><text:span text:style-name="T3">in review </text:span></text:p>
      <text:p text:style-name="P7">3. “Prediction of Fuel Consumption by Mi-8 Helicopter with Use of Modular Neural Network”, in cooperation with Grabik A.V., Karpenko A.P., Nerkasov A.V., Trofimov A.G., </text:p>
      <text:p text:style-name="P7">4. “Modeling of Neural System Elements with Neuron as Biological Object”, in cooperation with Chernyshev S. L., </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22:59:30.713771917</meta:creation-date>
    <dc:date>2015-01-29T19:46:18</dc:date>
    <meta:editing-duration>PT2H43M13S</meta:editing-duration>
    <meta:editing-cycles>51</meta:editing-cycles>
    <meta:generator>LibreOffice/3.5$Linux_X86_64 LibreOffice_project/350m1$Build-2</meta:generator>
    <dc:creator>alexeyche </dc:creator>
    <meta:document-statistic meta:table-count="1" meta:image-count="0" meta:object-count="0" meta:page-count="2" meta:paragraph-count="43" meta:word-count="282" meta:character-count="1916" meta:non-whitespace-character-count="1672"/>
  </office:meta>
</office:document-meta>
</file>